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nb" fo:country="NO" fo:font-weight="normal" officeooo:rsid="0003d343" officeooo:paragraph-rsid="0003d343" style:font-size-asian="10.5pt" style:font-weight-asian="normal" style:font-weight-complex="normal"/>
    </style:style>
    <style:style style:name="P2" style:family="paragraph" style:parent-style-name="Standard">
      <style:text-properties fo:language="nb" fo:country="NO" fo:font-style="italic" fo:font-weight="normal" officeooo:rsid="0003d343" officeooo:paragraph-rsid="0003d343" style:font-size-asian="10.5pt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language="nb" fo:country="NO" fo:font-style="italic" fo:font-weight="normal" officeooo:rsid="000557ea" officeooo:paragraph-rsid="000557ea" style:font-size-asian="10.5pt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language="nb" fo:country="NO" fo:font-style="italic" fo:font-weight="bold" officeooo:rsid="0003d343" officeooo:paragraph-rsid="0003d343" style:font-size-asian="10.5pt" style:font-style-asian="italic" style:font-weight-asian="bold" style:font-style-complex="italic" style:font-weight-complex="bold"/>
    </style:style>
    <style:style style:name="P5" style:family="paragraph" style:parent-style-name="Standard">
      <style:text-properties fo:language="nb" fo:country="NO" fo:font-style="italic" fo:font-weight="bold" officeooo:rsid="0003d343" officeooo:paragraph-rsid="0004a129" style:font-size-asian="10.5pt" style:font-style-asian="italic" style:font-weight-asian="bold" style:font-style-complex="italic" style:font-weight-complex="bold"/>
    </style:style>
    <style:style style:name="P6" style:family="paragraph" style:parent-style-name="Standard">
      <style:text-properties fo:language="nb" fo:country="NO" fo:font-style="italic" fo:font-weight="bold" officeooo:rsid="0003d343" officeooo:paragraph-rsid="000557ea" style:font-size-asian="10.5pt" style:font-style-asian="italic" style:font-weight-asian="bold" style:font-style-complex="italic" style:font-weight-complex="bold"/>
    </style:style>
    <style:style style:name="P7" style:family="paragraph" style:parent-style-name="Standard">
      <style:text-properties fo:language="nb" fo:country="NO" fo:font-style="italic" fo:font-weight="bold" officeooo:rsid="000557ea" officeooo:paragraph-rsid="000557ea" style:font-size-asian="10.5pt" style:font-style-asian="italic" style:font-weight-asian="bold" style:font-style-complex="italic" style:font-weight-complex="bold"/>
    </style:style>
    <style:style style:name="P8" style:family="paragraph" style:parent-style-name="Standard">
      <style:text-properties fo:language="nb" fo:country="NO" fo:font-style="normal" fo:font-weight="normal" officeooo:rsid="0003d343" officeooo:paragraph-rsid="0003d343" style:font-size-asian="10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nb" fo:country="NO" fo:font-style="normal" fo:font-weight="normal" officeooo:rsid="0004a129" officeooo:paragraph-rsid="0004a129" style:font-size-asian="10.5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nb" fo:country="NO" fo:font-style="normal" fo:font-weight="normal" officeooo:rsid="000557ea" officeooo:paragraph-rsid="000557ea" style:font-size-asian="10.5p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nb" fo:country="NO" fo:font-weight="normal" officeooo:rsid="0003d343" officeooo:paragraph-rsid="0003d343" style:font-size-asian="10.5pt" style:font-weight-asian="normal" style:font-weight-complex="normal"/>
    </style:style>
    <style:style style:name="P12" style:family="paragraph" style:parent-style-name="Standard">
      <style:text-properties fo:language="nb" fo:country="NO" fo:font-style="italic" fo:font-weight="bold" officeooo:rsid="000cdbda" officeooo:paragraph-rsid="000cdbda" style:font-size-asian="10.5pt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language="nb" fo:country="NO" fo:font-style="normal" fo:font-weight="normal" officeooo:rsid="000cdbda" officeooo:paragraph-rsid="000cdbda" style:font-size-asian="10.5p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nb" fo:country="NO" fo:font-weight="bold" officeooo:rsid="0003d343" officeooo:paragraph-rsid="0003d343" style:font-size-asian="10.5pt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82f2" style:font-style-asian="normal" style:font-style-complex="normal"/>
    </style:style>
    <style:style style:name="T3" style:family="text">
      <style:text-properties fo:font-style="normal" fo:font-weight="normal" officeooo:rsid="00040c38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a129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557ea" style:font-style-asian="normal" style:font-weight-asian="normal" style:font-style-complex="normal" style:font-weight-complex="normal"/>
    </style:style>
    <style:style style:name="T6" style:family="text">
      <style:text-properties officeooo:rsid="000982f2"/>
    </style:style>
    <style:style style:name="T7" style:family="text">
      <style:text-properties officeooo:rsid="000b84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ttorm Kvaal</text:p>
      <text:p text:style-name="P1">Konsulent, Expert Analyics</text:p>
      <text:p text:style-name="P14"/>
      <text:p text:style-name="P14">Relevant kompetanse for TID-prosjektet</text:p>
      <text:p text:style-name="P1"/>
      <text:p text:style-name="P12">Python</text:p>
      <text:p text:style-name="P13">- Kodet i Python gjennom hele studiet, inkludert masteroppgaven.</text:p>
      <text:p text:style-name="P13">- Brukt Python i konsulentoppdrag og egne kodeprosjekter. </text:p>
      <text:p text:style-name="P1"/>
      <text:p text:style-name="P4">Minimum 3 års relevant høyere utdanning</text:p>
      <text:p text:style-name="P2">- <text:span text:style-name="T1">3-årig B.Sc. I Fysikk. </text:span><text:span text:style-name="T2">Innføringskurs i programmering + programmeringsoppgaver i de fleste kurs.</text:span></text:p>
      <text:p text:style-name="P8">- 2-årig M.Sc. Anvendt Matematikk og Mekanikk med programmerin<text:span text:style-name="T6">g</text:span>srettet master-oppgave.</text:p>
      <text:p text:style-name="P2"/>
      <text:p text:style-name="P4">Erfaring med applikasjonsutvikling fra script til et solid og modent system</text:p>
      <text:p text:style-name="P8">- I master-oppgaven utviklet jeg et sett med script som sammen utgjorde et system for å utføre avanserte simuleringer og analysere data.</text:p>
      <text:p text:style-name="P8">- Utviklet et machine learning-rammeverk fra scratch i programmeringsspråket Go.</text:p>
      <text:p text:style-name="P8">- <text:span text:style-name="T7">Konsulentprosjekt hvor vi har laget et rammeverk for å generere optimale skift-planer basert på kundens bestillingsdata. </text:span></text:p>
      <text:p text:style-name="P8"/>
      <text:p text:style-name="P4">Forståelse for PDF-fil-formater</text:p>
      <text:p text:style-name="P5">- <text:span text:style-name="T3">I Cutter’s-prosjektet har jeg utviklet et script som benytter Reportlab til å generere timeplaner i PDF-format. Dette inkluderer blant annet dynamisk plassering av objekter og automatisk generere en ny side dersom nødvendig.</text:span></text:p>
      <text:p text:style-name="P5"><text:span text:style-name="T3">- </text:span><text:span text:style-name="T4">Erfaring i å bruke Latex til å skrive dokumenter.</text:span></text:p>
      <text:p text:style-name="P9"/>
      <text:p text:style-name="P7">Erfaring med utvikling av enkle grafiske brukergrensesnitt</text:p>
      <text:p text:style-name="P6"><text:span text:style-name="T5">-</text:span><text:span text:style-name="T3"> </text:span><text:span text:style-name="T5">Kun enkel bruk av HTML.</text:span></text:p>
      <text:p text:style-name="P10"/>
      <text:p text:style-name="P7">Kompetanse og erfaring med scripting/automatisering og Git</text:p>
      <text:p text:style-name="P3">- Flere års erfaring med Python fra master-oppgave og nevnte prosjekter.</text:p>
      <text:p text:style-name="P3">- Enkel shell-scripting.</text:p>
      <text:p text:style-name="P3">- Bruker Git til backup og versjonkontroll i prosjekter.</text:p>
      <text:p text:style-name="P3"><text:tab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9:43:49.008753882</meta:creation-date>
    <dc:date>2018-02-01T20:24:05.877514840</dc:date>
    <meta:editing-duration>PT54M4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06" meta:character-count="1444" meta:non-whitespace-character-count="1257"/>
  </office:meta>
</office:document-meta>
</file>